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336.97mm" svg:y="123.53mm">
            <loext:p draw:notify-on-update-of-ranges="Sheet1.E2:Sheet1.E17 Sheet1.F1:Sheet1.F1 Sheet1.F2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5.21mm" svg:y="91.12mm">
            <loext:p draw:notify-on-update-of-ranges="Sheet1.L2:Sheet1.L17 Sheet1.M1:Sheet1.M1 Sheet1.M2:Sheet1.M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68.29mm" svg:y="149.3mm">
            <loext:p draw:notify-on-update-of-ranges="Sheet1.R2:Sheet1.R18 Sheet1.S1:Sheet1.S1 Sheet1.S2:Sheet1.S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63.18mm" svg:y="180.14mm">
            <loext:p draw:notify-on-update-of-ranges="Sheet1.X2:Sheet1.X19 Sheet1.Y2:Sheet1.Y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510.73mm" svg:y="174.21mm">
            <loext:p draw:notify-on-update-of-ranges="Sheet1.AD2:Sheet1.AD16 Sheet1.AE1:Sheet1.AE1 Sheet1.AE2:Sheet1.AE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83.51mm" svg:height="219.34mm" svg:x="287.07mm" svg:y="24.2mm">
            <loext:p draw:notify-on-update-of-ranges="Sheet1.F2:Sheet1.F17 Sheet1.R2:Sheet1.R18 Sheet1.O1:Sheet1.O1 Sheet1.S2:Sheet1.S18 Sheet1.E1:Sheet1.E1 Sheet1.F2:Sheet1.F17 Sheet1.E2:Sheet1.E17 Sheet1.X2:Sheet1.X19 Sheet1.U1:Sheet1.U1 Sheet1.Y2:Sheet1.Y19 Sheet1.AD2:Sheet1.AD16 Sheet1.AA1:Sheet1.AA1 Sheet1.AE2:Sheet1.AE16 Sheet1.L2:Sheet1.L17 Sheet1.I1:Sheet1.I1 Sheet1.M2:Sheet1.M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measurement 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n</text:p>
          </table:table-cell>
          <table:table-cell office:value-type="string" calcext:value-type="string">
            <text:p>1/widtheq</text:p>
          </table:table-cell>
          <table:table-cell table:number-columns-repeated="2"/>
          <table:table-cell office:value-type="string" calcext:value-type="string">
            <text:p>m with n=1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widtheq</text:p>
          </table:table-cell>
          <table:table-cell/>
          <table:table-cell office:value-type="string" calcext:value-type="string">
            <text:p>m with n=all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widtheq</text:p>
          </table:table-cell>
          <table:table-cell/>
          <table:table-cell office:value-type="string" calcext:value-type="string">
            <text:p>m with n=8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widtheq</text:p>
          </table:table-cell>
          <table:table-cell/>
          <table:table-cell office:value-type="string" calcext:value-type="string">
            <text:p>m with n=4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widtheq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50481.12905" calcext:value-type="float">
            <text:p>150481.129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/[.B2]" office:value-type="float" office:value="0.00000664535152223461" calcext:value-type="float">
            <text:p>6.64535152223461E-06</text:p>
          </table:table-cell>
          <table:table-cell table:formula="of:=1/([.C2]*[.D2])" office:value-type="float" office:value="0.0333333333333333" calcext:value-type="float">
            <text:p>0.033333333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$17]*[.H2]" office:value-type="float" office:value="11605.618604" calcext:value-type="float">
            <text:p>11605.6186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1/[.I2]" office:value-type="float" office:value="0.0000861651613861703" calcext:value-type="float">
            <text:p>8.61651613861703E-05</text:p>
          </table:table-cell>
          <table:table-cell table:formula="of:=1/([.J2]*[.K2])" office:value-type="float" office:value="0.00735294117647059" calcext:value-type="float">
            <text:p>0.0073529412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[.B$2]*[.N2]" office:value-type="float" office:value="9405.070565625" calcext:value-type="float">
            <text:p>9405.0705656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1/[.O2]" office:value-type="float" office:value="0.000106325624355754" calcext:value-type="float">
            <text:p>0.0001063256</text:p>
          </table:table-cell>
          <table:table-cell table:formula="of:=1/([.P2]*[.Q2])" office:value-type="float" office:value="0.00840336134453782" calcext:value-type="float">
            <text:p>0.0084033613</text:p>
          </table:table-cell>
          <table:table-cell table:formula="of:=1/8" office:value-type="float" office:value="0.125" calcext:value-type="float">
            <text:p>0.125</text:p>
          </table:table-cell>
          <table:table-cell table:formula="of:=[.B$10]*[.T2]" office:value-type="float" office:value="10187.000174625" calcext:value-type="float">
            <text:p>10187.00017462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1/[.U2]" office:value-type="float" office:value="0.0000981643254008103" calcext:value-type="float">
            <text:p>9.81643254008103E-05</text:p>
          </table:table-cell>
          <table:table-cell table:formula="of:=1/([.V2]*[.W2])" office:value-type="float" office:value="0.00680272108843537" calcext:value-type="float">
            <text:p>0.0068027211</text:p>
          </table:table-cell>
          <table:table-cell table:formula="of:=2/8" office:value-type="float" office:value="0.25" calcext:value-type="float">
            <text:p>0.25</text:p>
          </table:table-cell>
          <table:table-cell table:formula="of:=[.B$14]*[.Z2]" office:value-type="float" office:value="10596.6074065" calcext:value-type="float">
            <text:p>10596.607406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1/[.AA2]" office:value-type="float" office:value="0.0000943698262697357" calcext:value-type="float">
            <text:p>9.43698262697357E-05</text:p>
          </table:table-cell>
          <table:table-cell table:formula="of:=1/([.AB2]*[.AC2])" office:value-type="float" office:value="0.00571428571428571" calcext:value-type="float">
            <text:p>0.00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8757.06868" calcext:value-type="float">
            <text:p>148757.068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/[.B3]" office:value-type="float" office:value="0.00000672236962501028" calcext:value-type="float">
            <text:p>6.72236962501028E-06</text:p>
          </table:table-cell>
          <table:table-cell table:formula="of:=1/([.C3]*[.D3])" office:value-type="float" office:value="0.0333333333333333" calcext:value-type="float">
            <text:p>0.03333333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$17]*[.H3]" office:value-type="float" office:value="23211.237208" calcext:value-type="float">
            <text:p>23211.23720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1/[.I3]" office:value-type="float" office:value="0.0000430825806930851" calcext:value-type="float">
            <text:p>4.30825806930851E-05</text:p>
          </table:table-cell>
          <table:table-cell table:formula="of:=1/([.J3]*[.K3])" office:value-type="float" office:value="0.0111111111111111" calcext:value-type="float">
            <text:p>0.0111111111</text:p>
          </table:table-cell>
          <table:table-cell table:formula="of:=2/16" office:value-type="float" office:value="0.125" calcext:value-type="float">
            <text:p>0.125</text:p>
          </table:table-cell>
          <table:table-cell table:formula="of:=[.B$2]*[.N3]" office:value-type="float" office:value="18810.14113125" calcext:value-type="float">
            <text:p>18810.141131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1/[.O3]" office:value-type="float" office:value="0.0000531628121778769" calcext:value-type="float">
            <text:p>5.31628121778769E-05</text:p>
          </table:table-cell>
          <table:table-cell table:formula="of:=1/([.P3]*[.Q3])" office:value-type="float" office:value="0.0119047619047619" calcext:value-type="float">
            <text:p>0.0119047619</text:p>
          </table:table-cell>
          <table:table-cell table:formula="of:=2/8" office:value-type="float" office:value="0.25" calcext:value-type="float">
            <text:p>0.25</text:p>
          </table:table-cell>
          <table:table-cell table:formula="of:=[.B$10]*[.T3]" office:value-type="float" office:value="20374.00034925" calcext:value-type="float">
            <text:p>20374.000349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1/[.U3]" office:value-type="float" office:value="0.0000490821627004052" calcext:value-type="float">
            <text:p>4.90821627004052E-05</text:p>
          </table:table-cell>
          <table:table-cell table:formula="of:=1/([.V3]*[.W3])" office:value-type="float" office:value="0.0119047619047619" calcext:value-type="float">
            <text:p>0.0119047619</text:p>
          </table:table-cell>
          <table:table-cell table:formula="of:=3/8" office:value-type="float" office:value="0.375" calcext:value-type="float">
            <text:p>0.375</text:p>
          </table:table-cell>
          <table:table-cell table:formula="of:=[.B$14]*[.Z3]" office:value-type="float" office:value="15894.91110975" calcext:value-type="float">
            <text:p>15894.9111097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1/[.AA3]" office:value-type="float" office:value="0.0000629132175131572" calcext:value-type="float">
            <text:p>6.29132175131572E-05</text:p>
          </table:table-cell>
          <table:table-cell table:formula="of:=1/([.AB3]*[.AC3])" office:value-type="float" office:value="0.00840336134453782" calcext:value-type="float">
            <text:p>0.00840336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132.07396" calcext:value-type="float">
            <text:p>138132.073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4]" office:value-type="float" office:value="0.0000072394482420468" calcext:value-type="float">
            <text:p>7.2394482420468E-06</text:p>
          </table:table-cell>
          <table:table-cell table:formula="of:=1/([.C4]*[.D4])" office:value-type="float" office:value="0.025" calcext:value-type="float">
            <text:p>0.0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$17]*[.H4]" office:value-type="float" office:value="34816.855812" calcext:value-type="float">
            <text:p>34816.8558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1/[.I4]" office:value-type="float" office:value="0.0000287217204620568" calcext:value-type="float">
            <text:p>2.87217204620568E-05</text:p>
          </table:table-cell>
          <table:table-cell table:formula="of:=1/([.J4]*[.K4])" office:value-type="float" office:value="0.0111111111111111" calcext:value-type="float">
            <text:p>0.0111111111</text:p>
          </table:table-cell>
          <table:table-cell table:formula="of:=3/16" office:value-type="float" office:value="0.1875" calcext:value-type="float">
            <text:p>0.1875</text:p>
          </table:table-cell>
          <table:table-cell table:formula="of:=[.B$2]*[.N4]" office:value-type="float" office:value="28215.211696875" calcext:value-type="float">
            <text:p>28215.2116968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1/[.O4]" office:value-type="float" office:value="0.0000354418747852512" calcext:value-type="float">
            <text:p>3.54418747852512E-05</text:p>
          </table:table-cell>
          <table:table-cell table:formula="of:=1/([.P4]*[.Q4])" office:value-type="float" office:value="0.0119047619047619" calcext:value-type="float">
            <text:p>0.0119047619</text:p>
          </table:table-cell>
          <table:table-cell table:formula="of:=3/8" office:value-type="float" office:value="0.375" calcext:value-type="float">
            <text:p>0.375</text:p>
          </table:table-cell>
          <table:table-cell table:formula="of:=[.B$10]*[.T4]" office:value-type="float" office:value="30561.000523875" calcext:value-type="float">
            <text:p>30561.0005238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1/[.U4]" office:value-type="float" office:value="0.0000327214418002701" calcext:value-type="float">
            <text:p>3.27214418002701E-05</text:p>
          </table:table-cell>
          <table:table-cell table:formula="of:=1/([.V4]*[.W4])" office:value-type="float" office:value="0.0142857142857143" calcext:value-type="float">
            <text:p>0.0142857143</text:p>
          </table:table-cell>
          <table:table-cell office:value-type="float" office:value="1" calcext:value-type="float">
            <text:p>1</text:p>
          </table:table-cell>
          <table:table-cell table:formula="of:=[.B$14]*[.Z4]" office:value-type="float" office:value="42386.429626" calcext:value-type="float">
            <text:p>42386.42962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4]" office:value-type="float" office:value="0.0000235924565674339" calcext:value-type="float">
            <text:p>2.35924565674339E-05</text:p>
          </table:table-cell>
          <table:table-cell table:formula="of:=1/([.AB4]*[.AC4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303.100065" calcext:value-type="float">
            <text:p>130303.1000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5]" office:value-type="float" office:value="0.0000076744144959035" calcext:value-type="float">
            <text:p>7.6744144959035E-06</text:p>
          </table:table-cell>
          <table:table-cell table:formula="of:=1/([.C5]*[.D5])" office:value-type="float" office:value="0.025" calcext:value-type="float">
            <text:p>0.0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$17]*[.H5]" office:value-type="float" office:value="46422.474416" calcext:value-type="float">
            <text:p>46422.4744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1/[.I5]" office:value-type="float" office:value="0.0000215412903465426" calcext:value-type="float">
            <text:p>2.15412903465426E-05</text:p>
          </table:table-cell>
          <table:table-cell table:formula="of:=1/([.J5]*[.K5])" office:value-type="float" office:value="0.0111111111111111" calcext:value-type="float">
            <text:p>0.0111111111</text:p>
          </table:table-cell>
          <table:table-cell table:formula="of:=4/16" office:value-type="float" office:value="0.25" calcext:value-type="float">
            <text:p>0.25</text:p>
          </table:table-cell>
          <table:table-cell table:formula="of:=[.B$2]*[.N5]" office:value-type="float" office:value="37620.2822625" calcext:value-type="float">
            <text:p>37620.28226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O5]" office:value-type="float" office:value="0.0000265814060889384" calcext:value-type="float">
            <text:p>2.65814060889384E-05</text:p>
          </table:table-cell>
          <table:table-cell table:formula="of:=1/([.P5]*[.Q5])" office:value-type="float" office:value="0.0166666666666667" calcext:value-type="float">
            <text:p>0.0166666667</text:p>
          </table:table-cell>
          <table:table-cell table:formula="of:=4/8" office:value-type="float" office:value="0.5" calcext:value-type="float">
            <text:p>0.5</text:p>
          </table:table-cell>
          <table:table-cell table:formula="of:=[.B$10]*[.T5]" office:value-type="float" office:value="40748.0006985" calcext:value-type="float">
            <text:p>40748.00069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1/[.U5]" office:value-type="float" office:value="0.0000245410813502026" calcext:value-type="float">
            <text:p>2.45410813502026E-05</text:p>
          </table:table-cell>
          <table:table-cell table:formula="of:=1/([.V5]*[.W5])" office:value-type="float" office:value="0.0142857142857143" calcext:value-type="float">
            <text:p>0.0142857143</text:p>
          </table:table-cell>
          <table:table-cell table:formula="of:=5/4" office:value-type="float" office:value="1.25" calcext:value-type="float">
            <text:p>1.25</text:p>
          </table:table-cell>
          <table:table-cell table:formula="of:=[.B$14]*[.Z5]" office:value-type="float" office:value="52983.0370325" calcext:value-type="float">
            <text:p>52983.03703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5]" office:value-type="float" office:value="0.0000188739652539471" calcext:value-type="float">
            <text:p>0.000018874</text:p>
          </table:table-cell>
          <table:table-cell table:formula="of:=1/([.AB5]*[.AC5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638.868595" calcext:value-type="float">
            <text:p>119638.8685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6]" office:value-type="float" office:value="0.00000835848760309818" calcext:value-type="float">
            <text:p>8.35848760309818E-06</text:p>
          </table:table-cell>
          <table:table-cell table:formula="of:=1/([.C6]*[.D6])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$17]*[.H6]" office:value-type="float" office:value="58028.09302" calcext:value-type="float">
            <text:p>58028.093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6]" office:value-type="float" office:value="0.0000172330322772341" calcext:value-type="float">
            <text:p>0.000017233</text:p>
          </table:table-cell>
          <table:table-cell table:formula="of:=1/([.J6]*[.K6])" office:value-type="float" office:value="0.0138888888888889" calcext:value-type="float">
            <text:p>0.0138888889</text:p>
          </table:table-cell>
          <table:table-cell table:formula="of:=5/16" office:value-type="float" office:value="0.3125" calcext:value-type="float">
            <text:p>0.3125</text:p>
          </table:table-cell>
          <table:table-cell table:formula="of:=[.B$2]*[.N6]" office:value-type="float" office:value="47025.352828125" calcext:value-type="float">
            <text:p>47025.3528281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6]" office:value-type="float" office:value="0.0000212651248711507" calcext:value-type="float">
            <text:p>2.12651248711507E-05</text:p>
          </table:table-cell>
          <table:table-cell table:formula="of:=1/([.P6]*[.Q6])" office:value-type="float" office:value="0.02" calcext:value-type="float">
            <text:p>0.02</text:p>
          </table:table-cell>
          <table:table-cell table:formula="of:=5/8" office:value-type="float" office:value="0.625" calcext:value-type="float">
            <text:p>0.625</text:p>
          </table:table-cell>
          <table:table-cell table:formula="of:=[.B$10]*[.T6]" office:value-type="float" office:value="50935.000873125" calcext:value-type="float">
            <text:p>50935.0008731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6]" office:value-type="float" office:value="0.0000196328650801621" calcext:value-type="float">
            <text:p>1.96328650801621E-05</text:p>
          </table:table-cell>
          <table:table-cell table:formula="of:=1/([.V6]*[.W6])" office:value-type="float" office:value="0.02" calcext:value-type="float">
            <text:p>0.02</text:p>
          </table:table-cell>
          <table:table-cell table:formula="of:=6/4" office:value-type="float" office:value="1.5" calcext:value-type="float">
            <text:p>1.5</text:p>
          </table:table-cell>
          <table:table-cell table:formula="of:=[.B$14]*[.Z6]" office:value-type="float" office:value="63579.644439" calcext:value-type="float">
            <text:p>63579.6444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6]" office:value-type="float" office:value="0.0000157283043782893" calcext:value-type="float">
            <text:p>1.57283043782893E-05</text:p>
          </table:table-cell>
          <table:table-cell table:formula="of:=1/([.AB6]*[.AC6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942.133212" calcext:value-type="float">
            <text:p>110942.1332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7]" office:value-type="float" office:value="0.00000901370805705614" calcext:value-type="float">
            <text:p>9.01370805705614E-06</text:p>
          </table:table-cell>
          <table:table-cell table:formula="of:=1/([.C7]*[.D7])" office:value-type="float" office:value="0.025" calcext:value-type="float">
            <text:p>0.0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$17]*[.H7]" office:value-type="float" office:value="69633.711624" calcext:value-type="float">
            <text:p>69633.7116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7]" office:value-type="float" office:value="0.0000143608602310284" calcext:value-type="float">
            <text:p>1.43608602310284E-05</text:p>
          </table:table-cell>
          <table:table-cell table:formula="of:=1/([.J7]*[.K7])" office:value-type="float" office:value="0.0138888888888889" calcext:value-type="float">
            <text:p>0.0138888889</text:p>
          </table:table-cell>
          <table:table-cell table:formula="of:=6/16" office:value-type="float" office:value="0.375" calcext:value-type="float">
            <text:p>0.375</text:p>
          </table:table-cell>
          <table:table-cell table:formula="of:=[.B$2]*[.N7]" office:value-type="float" office:value="56430.42339375" calcext:value-type="float">
            <text:p>56430.423393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7]" office:value-type="float" office:value="0.0000177209373926256" calcext:value-type="float">
            <text:p>1.77209373926256E-05</text:p>
          </table:table-cell>
          <table:table-cell table:formula="of:=1/([.P7]*[.Q7])" office:value-type="float" office:value="0.02" calcext:value-type="float">
            <text:p>0.02</text:p>
          </table:table-cell>
          <table:table-cell table:formula="of:=6/8" office:value-type="float" office:value="0.75" calcext:value-type="float">
            <text:p>0.75</text:p>
          </table:table-cell>
          <table:table-cell table:formula="of:=[.B$10]*[.T7]" office:value-type="float" office:value="61122.00104775" calcext:value-type="float">
            <text:p>61122.001047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7]" office:value-type="float" office:value="0.000016360720900135" calcext:value-type="float">
            <text:p>1.6360720900135E-05</text:p>
          </table:table-cell>
          <table:table-cell table:formula="of:=1/([.V7]*[.W7])" office:value-type="float" office:value="0.02" calcext:value-type="float">
            <text:p>0.02</text:p>
          </table:table-cell>
          <table:table-cell table:formula="of:=7/4" office:value-type="float" office:value="1.75" calcext:value-type="float">
            <text:p>1.75</text:p>
          </table:table-cell>
          <table:table-cell table:formula="of:=[.B$14]*[.Z7]" office:value-type="float" office:value="74176.2518455" calcext:value-type="float">
            <text:p>74176.25184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7]" office:value-type="float" office:value="0.0000134814037528194" calcext:value-type="float">
            <text:p>1.34814037528194E-05</text:p>
          </table:table-cell>
          <table:table-cell table:formula="of:=1/([.AB7]*[.AC7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60.59713" calcext:value-type="float">
            <text:p>100060.597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8]" office:value-type="float" office:value="0.00000999394395678838" calcext:value-type="float">
            <text:p>9.99394395678838E-06</text:p>
          </table:table-cell>
          <table:table-cell table:formula="of:=1/([.C8]*[.D8])" office:value-type="float" office:value="0.025" calcext:value-type="float">
            <text:p>0.02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$17]*[.H8]" office:value-type="float" office:value="81239.330228" calcext:value-type="float">
            <text:p>81239.3302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8]" office:value-type="float" office:value="0.0000123093087694529" calcext:value-type="float">
            <text:p>1.23093087694529E-05</text:p>
          </table:table-cell>
          <table:table-cell table:formula="of:=1/([.J8]*[.K8])" office:value-type="float" office:value="0.0138888888888889" calcext:value-type="float">
            <text:p>0.0138888889</text:p>
          </table:table-cell>
          <table:table-cell table:formula="of:=7/16" office:value-type="float" office:value="0.4375" calcext:value-type="float">
            <text:p>0.4375</text:p>
          </table:table-cell>
          <table:table-cell table:formula="of:=[.B$2]*[.N8]" office:value-type="float" office:value="65835.493959375" calcext:value-type="float">
            <text:p>65835.4939593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8]" office:value-type="float" office:value="0.0000151893749079648" calcext:value-type="float">
            <text:p>1.51893749079648E-05</text:p>
          </table:table-cell>
          <table:table-cell table:formula="of:=1/([.P8]*[.Q8])" office:value-type="float" office:value="0.02" calcext:value-type="float">
            <text:p>0.02</text:p>
          </table:table-cell>
          <table:table-cell table:formula="of:=7/8" office:value-type="float" office:value="0.875" calcext:value-type="float">
            <text:p>0.875</text:p>
          </table:table-cell>
          <table:table-cell table:formula="of:=[.B$10]*[.T8]" office:value-type="float" office:value="71309.001222375" calcext:value-type="float">
            <text:p>71309.0012223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8]" office:value-type="float" office:value="0.0000140234750572586" calcext:value-type="float">
            <text:p>1.40234750572586E-05</text:p>
          </table:table-cell>
          <table:table-cell table:formula="of:=1/([.V8]*[.W8])" office:value-type="float" office:value="0.02" calcext:value-type="float">
            <text:p>0.02</text:p>
          </table:table-cell>
          <table:table-cell table:formula="of:=8/4" office:value-type="float" office:value="2" calcext:value-type="float">
            <text:p>2</text:p>
          </table:table-cell>
          <table:table-cell table:formula="of:=[.B$14]*[.Z8]" office:value-type="float" office:value="84772.859252" calcext:value-type="float">
            <text:p>84772.85925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8]" office:value-type="float" office:value="0.000011796228283717" calcext:value-type="float">
            <text:p>1.1796228283717E-05</text:p>
          </table:table-cell>
          <table:table-cell table:formula="of:=1/([.AB8]*[.AC8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127.564152" calcext:value-type="float">
            <text:p>89127.56415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9]" office:value-type="float" office:value="0.0000112198735544324" calcext:value-type="float">
            <text:p>1.12198735544324E-05</text:p>
          </table:table-cell>
          <table:table-cell table:formula="of:=1/([.C9]*[.D9])" office:value-type="float" office:value="0.02" calcext:value-type="float">
            <text:p>0.0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$17]*[.H9]" office:value-type="float" office:value="92844.948832" calcext:value-type="float">
            <text:p>92844.9488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9]" office:value-type="float" office:value="0.0000107706451732713" calcext:value-type="float">
            <text:p>1.07706451732713E-05</text:p>
          </table:table-cell>
          <table:table-cell table:formula="of:=1/([.J9]*[.K9])" office:value-type="float" office:value="0.0138888888888889" calcext:value-type="float">
            <text:p>0.0138888889</text:p>
          </table:table-cell>
          <table:table-cell table:formula="of:=8/16" office:value-type="float" office:value="0.5" calcext:value-type="float">
            <text:p>0.5</text:p>
          </table:table-cell>
          <table:table-cell table:formula="of:=[.B$2]*[.N9]" office:value-type="float" office:value="75240.564525" calcext:value-type="float">
            <text:p>75240.5645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9]" office:value-type="float" office:value="0.0000132907030444692" calcext:value-type="float">
            <text:p>1.32907030444692E-05</text:p>
          </table:table-cell>
          <table:table-cell table:formula="of:=1/([.P9]*[.Q9])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B$10]*[.T9]" office:value-type="float" office:value="81496.001397" calcext:value-type="float">
            <text:p>81496.0013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9]" office:value-type="float" office:value="0.0000122705406751013" calcext:value-type="float">
            <text:p>1.22705406751013E-05</text:p>
          </table:table-cell>
          <table:table-cell table:formula="of:=1/([.V9]*[.W9])" office:value-type="float" office:value="0.02" calcext:value-type="float">
            <text:p>0.02</text:p>
          </table:table-cell>
          <table:table-cell table:formula="of:=9/4" office:value-type="float" office:value="2.25" calcext:value-type="float">
            <text:p>2.25</text:p>
          </table:table-cell>
          <table:table-cell table:formula="of:=[.B$14]*[.Z9]" office:value-type="float" office:value="95369.4666585" calcext:value-type="float">
            <text:p>95369.46665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9]" office:value-type="float" office:value="0.0000104855362521929" calcext:value-type="float">
            <text:p>1.04855362521929E-05</text:p>
          </table:table-cell>
          <table:table-cell table:formula="of:=1/([.AB9]*[.AC9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496.001397" calcext:value-type="float">
            <text:p>81496.0013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10]" office:value-type="float" office:value="0.0000122705406751013" calcext:value-type="float">
            <text:p>1.22705406751013E-05</text:p>
          </table:table-cell>
          <table:table-cell table:formula="of:=1/([.C10]*[.D10])" office:value-type="float" office:value="0.02" calcext:value-type="float">
            <text:p>0.0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$17]*[.H10]" office:value-type="float" office:value="104450.567436" calcext:value-type="float">
            <text:p>104450.5674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0]" office:value-type="float" office:value="0.00000957390682068558" calcext:value-type="float">
            <text:p>9.57390682068558E-06</text:p>
          </table:table-cell>
          <table:table-cell table:formula="of:=1/([.J10]*[.K10])" office:value-type="float" office:value="0.0138888888888889" calcext:value-type="float">
            <text:p>0.0138888889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[.B$2]*[.N10]" office:value-type="float" office:value="84645.635090625" calcext:value-type="float">
            <text:p>84645.6350906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10]" office:value-type="float" office:value="0.0000118139582617504" calcext:value-type="float">
            <text:p>0.000011814</text:p>
          </table:table-cell>
          <table:table-cell table:formula="of:=1/([.P10]*[.Q10])" office:value-type="float" office:value="0.02" calcext:value-type="float">
            <text:p>0.02</text:p>
          </table:table-cell>
          <table:table-cell table:formula="of:=9/8" office:value-type="float" office:value="1.125" calcext:value-type="float">
            <text:p>1.125</text:p>
          </table:table-cell>
          <table:table-cell table:formula="of:=[.B$10]*[.T10]" office:value-type="float" office:value="91683.001571625" calcext:value-type="float">
            <text:p>91683.0015716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10]" office:value-type="float" office:value="0.0000109071472667567" calcext:value-type="float">
            <text:p>1.09071472667567E-05</text:p>
          </table:table-cell>
          <table:table-cell table:formula="of:=1/([.V10]*[.W10])" office:value-type="float" office:value="0.02" calcext:value-type="float">
            <text:p>0.02</text:p>
          </table:table-cell>
          <table:table-cell table:formula="of:=10/4" office:value-type="float" office:value="2.5" calcext:value-type="float">
            <text:p>2.5</text:p>
          </table:table-cell>
          <table:table-cell table:formula="of:=[.B$14]*[.Z10]" office:value-type="float" office:value="105966.074065" calcext:value-type="float">
            <text:p>105966.0740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10]" office:value-type="float" office:value="0.00000943698262697358" calcext:value-type="float">
            <text:p>0.000009437</text:p>
          </table:table-cell>
          <table:table-cell table:formula="of:=1/([.AB10]*[.AC10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067.22161" calcext:value-type="float">
            <text:p>71067.221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11]" office:value-type="float" office:value="0.0000140711846804391" calcext:value-type="float">
            <text:p>1.40711846804391E-05</text:p>
          </table:table-cell>
          <table:table-cell table:formula="of:=1/([.C11]*[.D11])" office:value-type="float" office:value="0.02" calcext:value-type="float">
            <text:p>0.0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$17]*[.H11]" office:value-type="float" office:value="116056.18604" calcext:value-type="float">
            <text:p>116056.1860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1]" office:value-type="float" office:value="0.00000861651613861703" calcext:value-type="float">
            <text:p>8.61651613861703E-06</text:p>
          </table:table-cell>
          <table:table-cell table:formula="of:=1/([.J11]*[.K11])" office:value-type="float" office:value="0.0138888888888889" calcext:value-type="float">
            <text:p>0.0138888889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[.B$2]*[.N11]" office:value-type="float" office:value="94050.70565625" calcext:value-type="float">
            <text:p>94050.705656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1]" office:value-type="float" office:value="0.0000106325624355754" calcext:value-type="float">
            <text:p>1.06325624355754E-05</text:p>
          </table:table-cell>
          <table:table-cell table:formula="of:=1/([.P11]*[.Q11])" office:value-type="float" office:value="0.025" calcext:value-type="float">
            <text:p>0.025</text:p>
          </table:table-cell>
          <table:table-cell table:formula="of:=10/8" office:value-type="float" office:value="1.25" calcext:value-type="float">
            <text:p>1.25</text:p>
          </table:table-cell>
          <table:table-cell table:formula="of:=[.B$10]*[.T11]" office:value-type="float" office:value="101870.00174625" calcext:value-type="float">
            <text:p>101870.001746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1]" office:value-type="float" office:value="0.00000981643254008103" calcext:value-type="float">
            <text:p>9.81643254008103E-06</text:p>
          </table:table-cell>
          <table:table-cell table:formula="of:=1/([.V11]*[.W11])" office:value-type="float" office:value="0.025" calcext:value-type="float">
            <text:p>0.025</text:p>
          </table:table-cell>
          <table:table-cell table:formula="of:=11/4" office:value-type="float" office:value="2.75" calcext:value-type="float">
            <text:p>2.75</text:p>
          </table:table-cell>
          <table:table-cell table:formula="of:=[.B$14]*[.Z11]" office:value-type="float" office:value="116562.6814715" calcext:value-type="float">
            <text:p>116562.68147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11]" office:value-type="float" office:value="0.00000857907511543052" calcext:value-type="float">
            <text:p>8.57907511543052E-06</text:p>
          </table:table-cell>
          <table:table-cell table:formula="of:=1/([.AB11]*[.AC11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019.24398" calcext:value-type="float">
            <text:p>66019.243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12]" office:value-type="float" office:value="0.0000151470986293473" calcext:value-type="float">
            <text:p>1.51470986293473E-05</text:p>
          </table:table-cell>
          <table:table-cell table:formula="of:=1/([.C12]*[.D12])" office:value-type="float" office:value="0.02" calcext:value-type="float">
            <text:p>0.0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$17]*[.H12]" office:value-type="float" office:value="127661.804644" calcext:value-type="float">
            <text:p>127661.8046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2]" office:value-type="float" office:value="0.00000783319648965184" calcext:value-type="float">
            <text:p>7.83319648965184E-06</text:p>
          </table:table-cell>
          <table:table-cell table:formula="of:=1/([.J12]*[.K12])" office:value-type="float" office:value="0.0138888888888889" calcext:value-type="float">
            <text:p>0.013888888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[.B$2]*[.N12]" office:value-type="float" office:value="103455.776221875" calcext:value-type="float">
            <text:p>103455.776221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2]" office:value-type="float" office:value="0.00000966596585052307" calcext:value-type="float">
            <text:p>0.000009666</text:p>
          </table:table-cell>
          <table:table-cell table:formula="of:=1/([.P12]*[.Q12])" office:value-type="float" office:value="0.025" calcext:value-type="float">
            <text:p>0.025</text:p>
          </table:table-cell>
          <table:table-cell table:formula="of:=11/8" office:value-type="float" office:value="1.375" calcext:value-type="float">
            <text:p>1.375</text:p>
          </table:table-cell>
          <table:table-cell table:formula="of:=[.B$10]*[.T12]" office:value-type="float" office:value="112057.001920875" calcext:value-type="float">
            <text:p>112057.001920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2]" office:value-type="float" office:value="0.00000892402958189185" calcext:value-type="float">
            <text:p>0.000008924</text:p>
          </table:table-cell>
          <table:table-cell table:formula="of:=1/([.V12]*[.W12])" office:value-type="float" office:value="0.025" calcext:value-type="float">
            <text:p>0.025</text:p>
          </table:table-cell>
          <table:table-cell table:formula="of:=12/4" office:value-type="float" office:value="3" calcext:value-type="float">
            <text:p>3</text:p>
          </table:table-cell>
          <table:table-cell table:formula="of:=[.B$14]*[.Z12]" office:value-type="float" office:value="127159.288878" calcext:value-type="float">
            <text:p>127159.2888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2]" office:value-type="float" office:value="0.00000786415218914465" calcext:value-type="float">
            <text:p>7.86415218914465E-06</text:p>
          </table:table-cell>
          <table:table-cell table:formula="of:=1/([.AB12]*[.AC12])" office:value-type="float" office:value="0.0222222222222222" calcext:value-type="float">
            <text:p>0.0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239.546385" calcext:value-type="float">
            <text:p>54239.5463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B13]" office:value-type="float" office:value="0.0000184367323594828" calcext:value-type="float">
            <text:p>1.84367323594828E-05</text:p>
          </table:table-cell>
          <table:table-cell table:formula="of:=1/([.C13]*[.D13])" office:value-type="float" office:value="0.0166666666666667" calcext:value-type="float">
            <text:p>0.016666666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$17]*[.H13]" office:value-type="float" office:value="139267.423248" calcext:value-type="float">
            <text:p>139267.4232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3]" office:value-type="float" office:value="0.00000718043011551419" calcext:value-type="float">
            <text:p>7.18043011551419E-06</text:p>
          </table:table-cell>
          <table:table-cell table:formula="of:=1/([.J13]*[.K13])" office:value-type="float" office:value="0.0138888888888889" calcext:value-type="float">
            <text:p>0.0138888889</text:p>
          </table:table-cell>
          <table:table-cell table:formula="of:=12/16" office:value-type="float" office:value="0.75" calcext:value-type="float">
            <text:p>0.75</text:p>
          </table:table-cell>
          <table:table-cell table:formula="of:=[.B$2]*[.N13]" office:value-type="float" office:value="112860.8467875" calcext:value-type="float">
            <text:p>112860.8467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3]" office:value-type="float" office:value="0.00000886046869631281" calcext:value-type="float">
            <text:p>8.86046869631281E-06</text:p>
          </table:table-cell>
          <table:table-cell table:formula="of:=1/([.P13]*[.Q13])" office:value-type="float" office:value="0.025" calcext:value-type="float">
            <text:p>0.025</text:p>
          </table:table-cell>
          <table:table-cell table:formula="of:=12/8" office:value-type="float" office:value="1.5" calcext:value-type="float">
            <text:p>1.5</text:p>
          </table:table-cell>
          <table:table-cell table:formula="of:=[.B$10]*[.T13]" office:value-type="float" office:value="122244.0020955" calcext:value-type="float">
            <text:p>122244.00209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3]" office:value-type="float" office:value="0.00000818036045006753" calcext:value-type="float">
            <text:p>8.18036045006753E-06</text:p>
          </table:table-cell>
          <table:table-cell table:formula="of:=1/([.V13]*[.W13])" office:value-type="float" office:value="0.025" calcext:value-type="float">
            <text:p>0.025</text:p>
          </table:table-cell>
          <table:table-cell table:formula="of:=13/4" office:value-type="float" office:value="3.25" calcext:value-type="float">
            <text:p>3.25</text:p>
          </table:table-cell>
          <table:table-cell table:formula="of:=[.B$14]*[.Z13]" office:value-type="float" office:value="137755.8962845" calcext:value-type="float">
            <text:p>137755.89628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3]" office:value-type="float" office:value="0.00000725921740536429" calcext:value-type="float">
            <text:p>7.25921740536429E-06</text:p>
          </table:table-cell>
          <table:table-cell table:formula="of:=1/([.AB13]*[.AC13])" office:value-type="float" office:value="0.0222222222222222" calcext:value-type="float">
            <text:p>0.0222222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386.429626" calcext:value-type="float">
            <text:p>42386.42962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B14]" office:value-type="float" office:value="0.0000235924565674339" calcext:value-type="float">
            <text:p>2.35924565674339E-05</text:p>
          </table:table-cell>
          <table:table-cell table:formula="of:=1/([.C14]*[.D14])" office:value-type="float" office:value="0.0166666666666667" calcext:value-type="float">
            <text:p>0.016666666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$17]*[.H14]" office:value-type="float" office:value="150873.041852" calcext:value-type="float">
            <text:p>150873.0418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4]" office:value-type="float" office:value="0.00000662808933739771" calcext:value-type="float">
            <text:p>6.62808933739771E-06</text:p>
          </table:table-cell>
          <table:table-cell table:formula="of:=1/([.J14]*[.K14])" office:value-type="float" office:value="0.0138888888888889" calcext:value-type="float">
            <text:p>0.013888888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[.B$2]*[.N14]" office:value-type="float" office:value="122265.917353125" calcext:value-type="float">
            <text:p>122265.9173531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4]" office:value-type="float" office:value="0.00000817889418121183" calcext:value-type="float">
            <text:p>8.17889418121183E-06</text:p>
          </table:table-cell>
          <table:table-cell table:formula="of:=1/([.P14]*[.Q14])" office:value-type="float" office:value="0.025" calcext:value-type="float">
            <text:p>0.025</text:p>
          </table:table-cell>
          <table:table-cell table:formula="of:=13/8" office:value-type="float" office:value="1.625" calcext:value-type="float">
            <text:p>1.625</text:p>
          </table:table-cell>
          <table:table-cell table:formula="of:=[.B$10]*[.T14]" office:value-type="float" office:value="132431.002270125" calcext:value-type="float">
            <text:p>132431.0022701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4]" office:value-type="float" office:value="0.00000755110195390849" calcext:value-type="float">
            <text:p>7.55110195390849E-06</text:p>
          </table:table-cell>
          <table:table-cell table:formula="of:=1/([.V14]*[.W14])" office:value-type="float" office:value="0.025" calcext:value-type="float">
            <text:p>0.025</text:p>
          </table:table-cell>
          <table:table-cell table:formula="of:=14/4" office:value-type="float" office:value="3.5" calcext:value-type="float">
            <text:p>3.5</text:p>
          </table:table-cell>
          <table:table-cell table:formula="of:=[.B$14]*[.Z14]" office:value-type="float" office:value="148352.503691" calcext:value-type="float">
            <text:p>148352.50369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4]" office:value-type="float" office:value="0.0000067407018764097" calcext:value-type="float">
            <text:p>6.7407018764097E-06</text:p>
          </table:table-cell>
          <table:table-cell table:formula="of:=1/([.AB14]*[.AC14])" office:value-type="float" office:value="0.0222222222222222" calcext:value-type="float">
            <text:p>0.02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14.094758" calcext:value-type="float">
            <text:p>30514.09475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1/[.B15]" office:value-type="float" office:value="0.0000327717406638067" calcext:value-type="float">
            <text:p>3.27717406638067E-05</text:p>
          </table:table-cell>
          <table:table-cell table:formula="of:=1/([.C15]*[.D15])" office:value-type="float" office:value="0.0119047619047619" calcext:value-type="float">
            <text:p>0.01190476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$17]*[.H15]" office:value-type="float" office:value="162478.660456" calcext:value-type="float">
            <text:p>162478.6604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5]" office:value-type="float" office:value="0.00000615465438472645" calcext:value-type="float">
            <text:p>6.15465438472645E-06</text:p>
          </table:table-cell>
          <table:table-cell table:formula="of:=1/([.J15]*[.K15])" office:value-type="float" office:value="0.0138888888888889" calcext:value-type="float">
            <text:p>0.013888888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[.B$2]*[.N15]" office:value-type="float" office:value="131670.98791875" calcext:value-type="float">
            <text:p>131670.98791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5]" office:value-type="float" office:value="0.00000759468745398241" calcext:value-type="float">
            <text:p>7.59468745398241E-06</text:p>
          </table:table-cell>
          <table:table-cell table:formula="of:=1/([.P15]*[.Q15])" office:value-type="float" office:value="0.025" calcext:value-type="float">
            <text:p>0.025</text:p>
          </table:table-cell>
          <table:table-cell table:formula="of:=14/8" office:value-type="float" office:value="1.75" calcext:value-type="float">
            <text:p>1.75</text:p>
          </table:table-cell>
          <table:table-cell table:formula="of:=[.B$10]*[.T15]" office:value-type="float" office:value="142618.00244475" calcext:value-type="float">
            <text:p>142618.002444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5]" office:value-type="float" office:value="0.00000701173752862931" calcext:value-type="float">
            <text:p>7.01173752862931E-06</text:p>
          </table:table-cell>
          <table:table-cell table:formula="of:=1/([.V15]*[.W15])" office:value-type="float" office:value="0.025" calcext:value-type="float">
            <text:p>0.025</text:p>
          </table:table-cell>
          <table:table-cell table:formula="of:=15/4" office:value-type="float" office:value="3.75" calcext:value-type="float">
            <text:p>3.75</text:p>
          </table:table-cell>
          <table:table-cell table:formula="of:=[.B$14]*[.Z15]" office:value-type="float" office:value="158949.1110975" calcext:value-type="float">
            <text:p>158949.11109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5]" office:value-type="float" office:value="0.00000629132175131572" calcext:value-type="float">
            <text:p>6.29132175131572E-06</text:p>
          </table:table-cell>
          <table:table-cell table:formula="of:=1/([.AB15]*[.AC15])" office:value-type="float" office:value="0.0222222222222222" calcext:value-type="float">
            <text:p>0.0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81.299394" calcext:value-type="float">
            <text:p>19081.29939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1/[.B16]" office:value-type="float" office:value="0.0000524073324018198" calcext:value-type="float">
            <text:p>5.24073324018198E-05</text:p>
          </table:table-cell>
          <table:table-cell table:formula="of:=1/([.C16]*[.D16])" office:value-type="float" office:value="0.0104166666666667" calcext:value-type="float">
            <text:p>0.010416666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$17]*[.H16]" office:value-type="float" office:value="174084.27906" calcext:value-type="float">
            <text:p>174084.279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6]" office:value-type="float" office:value="0.00000574434409241135" calcext:value-type="float">
            <text:p>5.74434409241135E-06</text:p>
          </table:table-cell>
          <table:table-cell table:formula="of:=1/([.J16]*[.K16])" office:value-type="float" office:value="0.0138888888888889" calcext:value-type="float">
            <text:p>0.0138888889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B$2]*[.N16]" office:value-type="float" office:value="141076.058484375" calcext:value-type="float">
            <text:p>141076.0584843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/[.O16]" office:value-type="float" office:value="0.00000708837495705025" calcext:value-type="float">
            <text:p>7.08837495705025E-06</text:p>
          </table:table-cell>
          <table:table-cell table:formula="of:=1/([.P16]*[.Q16])" office:value-type="float" office:value="0.0333333333333333" calcext:value-type="float">
            <text:p>0.0333333333</text:p>
          </table:table-cell>
          <table:table-cell table:formula="of:=15/8" office:value-type="float" office:value="1.875" calcext:value-type="float">
            <text:p>1.875</text:p>
          </table:table-cell>
          <table:table-cell table:formula="of:=[.B$10]*[.T16]" office:value-type="float" office:value="152805.002619375" calcext:value-type="float">
            <text:p>152805.0026193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6]" office:value-type="float" office:value="0.00000654428836005402" calcext:value-type="float">
            <text:p>6.54428836005402E-06</text:p>
          </table:table-cell>
          <table:table-cell table:formula="of:=1/([.V16]*[.W16])" office:value-type="float" office:value="0.025" calcext:value-type="float">
            <text:p>0.025</text:p>
          </table:table-cell>
          <table:table-cell table:formula="of:=16/4" office:value-type="float" office:value="4" calcext:value-type="float">
            <text:p>4</text:p>
          </table:table-cell>
          <table:table-cell table:formula="of:=[.B$14]*[.Z16]" office:value-type="float" office:value="169545.718504" calcext:value-type="float">
            <text:p>169545.7185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6]" office:value-type="float" office:value="0.00000589811414185848" calcext:value-type="float">
            <text:p>5.89811414185848E-06</text:p>
          </table:table-cell>
          <table:table-cell table:formula="of:=1/([.AB16]*[.AC16])" office:value-type="float" office:value="0.0222222222222222" calcext:value-type="float">
            <text:p>0.0222222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05.618604" calcext:value-type="float">
            <text:p>11605.6186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1/[.B17]" office:value-type="float" office:value="0.0000861651613861703" calcext:value-type="float">
            <text:p>8.61651613861703E-05</text:p>
          </table:table-cell>
          <table:table-cell table:formula="of:=1/([.C17]*[.D17])" office:value-type="float" office:value="0.00735294117647059" calcext:value-type="float">
            <text:p>0.00735294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$17]*[.H17]" office:value-type="float" office:value="185689.897664" calcext:value-type="float">
            <text:p>185689.8976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7]" office:value-type="float" office:value="0.00000538532258663564" calcext:value-type="float">
            <text:p>5.38532258663564E-06</text:p>
          </table:table-cell>
          <table:table-cell table:formula="of:=1/([.J17]*[.K17])" office:value-type="float" office:value="0.0138888888888889" calcext:value-type="float">
            <text:p>0.0138888889</text:p>
          </table:table-cell>
          <table:table-cell office:value-type="float" office:value="1" calcext:value-type="float">
            <text:p>1</text:p>
          </table:table-cell>
          <table:table-cell table:formula="of:=[.B$2]*[.N17]" office:value-type="float" office:value="150481.12905" calcext:value-type="float">
            <text:p>150481.129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/[.O17]" office:value-type="float" office:value="0.00000664535152223461" calcext:value-type="float">
            <text:p>6.64535152223461E-06</text:p>
          </table:table-cell>
          <table:table-cell table:formula="of:=1/([.P17]*[.Q17])" office:value-type="float" office:value="0.0333333333333333" calcext:value-type="float">
            <text:p>0.0333333333</text:p>
          </table:table-cell>
          <table:table-cell office:value-type="float" office:value="2" calcext:value-type="float">
            <text:p>2</text:p>
          </table:table-cell>
          <table:table-cell table:formula="of:=[.B$10]*[.T17]" office:value-type="float" office:value="162992.002794" calcext:value-type="float">
            <text:p>162992.0027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7]" office:value-type="float" office:value="0.00000613527033755065" calcext:value-type="float">
            <text:p>6.13527033755065E-06</text:p>
          </table:table-cell>
          <table:table-cell table:formula="of:=1/([.V17]*[.W17])" office:value-type="float" office:value="0.025" calcext:value-type="float">
            <text:p>0.02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table:formula="of:=[.B$2]*[.N18]" office:value-type="float" office:value="601924.5162" calcext:value-type="float">
            <text:p>601924.51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/[.O18]" office:value-type="float" office:value="0.00000166133788055865" calcext:value-type="float">
            <text:p>1.66133788055865E-06</text:p>
          </table:table-cell>
          <table:table-cell table:formula="of:=1/([.P18]*[.Q18])" office:value-type="float" office:value="0.0555555555555556" calcext:value-type="float">
            <text:p>0.0555555556</text:p>
          </table:table-cell>
          <table:table-cell office:value-type="float" office:value="8" calcext:value-type="float">
            <text:p>8</text:p>
          </table:table-cell>
          <table:table-cell table:formula="of:=[.B$10]*[.T18]" office:value-type="float" office:value="651968.011176" calcext:value-type="float">
            <text:p>651968.0111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8]" office:value-type="float" office:value="0.00000153381758438766" calcext:value-type="float">
            <text:p>1.53381758438766E-06</text:p>
          </table:table-cell>
          <table:table-cell table:formula="of:=1/([.V18]*[.W18])" office:value-type="float" office:value="0.025" calcext:value-type="float">
            <text:p>0.025</text:p>
          </table:table-cell>
          <table:table-cell table:number-columns-repeated="6"/>
        </table:table-row>
        <table:table-row table:style-name="ro1">
          <table:table-cell table:number-columns-repeated="19"/>
          <table:table-cell office:value-type="float" office:value="11" calcext:value-type="float">
            <text:p>11</text:p>
          </table:table-cell>
          <table:table-cell table:formula="of:=[.B$10]*[.T19]" office:value-type="float" office:value="896456.015367" calcext:value-type="float">
            <text:p>896456.0153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/[.U19]" office:value-type="float" office:value="0.00000111550369773648" calcext:value-type="float">
            <text:p>1.11550369773648E-06</text:p>
          </table:table-cell>
          <table:table-cell table:formula="of:=1/([.V19]*[.W19])" office:value-type="float" office:value="0.0416666666666667" calcext:value-type="float">
            <text:p>0.04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/n</text:p>
          </table:table-cell>
          <table:table-cell office:value-type="string" calcext:value-type="string">
            <text:p>m with n=1</text:p>
          </table:table-cell>
          <table:table-cell table:number-columns-repeated="29"/>
        </table:table-row>
        <table:table-row table:style-name="ro1">
          <table:table-cell table:formula="of:=[.B2]/[.B$17]" office:value-type="float" office:value="12.9662307701664" calcext:value-type="float">
            <text:p>12.9662307702</text:p>
          </table:table-cell>
          <table:table-cell table:formula="of:=[.A21]*[.B$17]" office:value-type="float" office:value="150481.12905" calcext:value-type="float">
            <text:p>150481.12905</text:p>
          </table:table-cell>
          <table:table-cell table:number-columns-repeated="29"/>
        </table:table-row>
        <table:table-row table:style-name="ro1">
          <table:table-cell table:formula="of:=[.B3]/[.B$17]" office:value-type="float" office:value="12.8176768301458" calcext:value-type="float">
            <text:p>12.8176768301</text:p>
          </table:table-cell>
          <table:table-cell table:formula="of:=[.A22]*[.B$17]" office:value-type="float" office:value="148757.06868" calcext:value-type="float">
            <text:p>148757.06868</text:p>
          </table:table-cell>
          <table:table-cell table:number-columns-repeated="29"/>
        </table:table-row>
        <table:table-row table:style-name="ro1">
          <table:table-cell table:formula="of:=[.B4]/[.B$17]" office:value-type="float" office:value="11.9021724453698" calcext:value-type="float">
            <text:p>11.9021724454</text:p>
          </table:table-cell>
          <table:table-cell table:formula="of:=[.A23]*[.B$17]" office:value-type="float" office:value="138132.07396" calcext:value-type="float">
            <text:p>138132.07396</text:p>
          </table:table-cell>
          <table:table-cell table:number-columns-repeated="29"/>
        </table:table-row>
        <table:table-row table:style-name="ro1">
          <table:table-cell table:formula="of:=[.B5]/[.B$17]" office:value-type="float" office:value="11.227587646219" calcext:value-type="float">
            <text:p>11.2275876462</text:p>
          </table:table-cell>
          <table:table-cell table:formula="of:=[.A24]*[.B$17]" office:value-type="float" office:value="130303.100065" calcext:value-type="float">
            <text:p>130303.100065</text:p>
          </table:table-cell>
          <table:table-cell table:number-columns-repeated="29"/>
        </table:table-row>
        <table:table-row table:style-name="ro1">
          <table:table-cell table:formula="of:=[.B6]/[.B$17]" office:value-type="float" office:value="10.308702420547" calcext:value-type="float">
            <text:p>10.3087024205</text:p>
          </table:table-cell>
          <table:table-cell table:formula="of:=[.A25]*[.B$17]" office:value-type="float" office:value="119638.868595" calcext:value-type="float">
            <text:p>119638.868595</text:p>
          </table:table-cell>
          <table:table-cell table:number-columns-repeated="29"/>
        </table:table-row>
        <table:table-row table:style-name="ro1">
          <table:table-cell table:formula="of:=[.B7]/[.B$17]" office:value-type="float" office:value="9.55934681273798" calcext:value-type="float">
            <text:p>9.5593468127</text:p>
          </table:table-cell>
          <table:table-cell table:formula="of:=[.A26]*[.B$17]" office:value-type="float" office:value="110942.133212" calcext:value-type="float">
            <text:p>110942.133212</text:p>
          </table:table-cell>
          <table:table-cell table:number-columns-repeated="29"/>
        </table:table-row>
        <table:table-row table:style-name="ro1">
          <table:table-cell table:formula="of:=[.B8]/[.B$17]" office:value-type="float" office:value="8.62173750010301" calcext:value-type="float">
            <text:p>8.6217375001</text:p>
          </table:table-cell>
          <table:table-cell table:formula="of:=[.A27]*[.B$17]" office:value-type="float" office:value="100060.59713" calcext:value-type="float">
            <text:p>100060.59713</text:p>
          </table:table-cell>
          <table:table-cell table:number-columns-repeated="29"/>
        </table:table-row>
        <table:table-row table:style-name="ro1">
          <table:table-cell table:formula="of:=[.B9]/[.B$17]" office:value-type="float" office:value="7.67969094911332" calcext:value-type="float">
            <text:p>7.6796909491</text:p>
          </table:table-cell>
          <table:table-cell table:formula="of:=[.A28]*[.B$17]" office:value-type="float" office:value="89127.564152" calcext:value-type="float">
            <text:p>89127.564152</text:p>
          </table:table-cell>
          <table:table-cell table:number-columns-repeated="29"/>
        </table:table-row>
        <table:table-row table:style-name="ro1">
          <table:table-cell table:formula="of:=[.B10]/[.B$17]" office:value-type="float" office:value="7.02211611270006" calcext:value-type="float">
            <text:p>7.0221161127</text:p>
          </table:table-cell>
          <table:table-cell table:formula="of:=[.A29]*[.B$17]" office:value-type="float" office:value="81496.001397" calcext:value-type="float">
            <text:p>81496.001397</text:p>
          </table:table-cell>
          <table:table-cell table:number-columns-repeated="29"/>
        </table:table-row>
        <table:table-row table:style-name="ro1">
          <table:table-cell table:formula="of:=[.B11]/[.B$17]" office:value-type="float" office:value="6.12351861929238" calcext:value-type="float">
            <text:p>6.1235186193</text:p>
          </table:table-cell>
          <table:table-cell table:formula="of:=[.A30]*[.B$17]" office:value-type="float" office:value="71067.22161" calcext:value-type="float">
            <text:p>71067.22161</text:p>
          </table:table-cell>
          <table:table-cell table:number-columns-repeated="29"/>
        </table:table-row>
        <table:table-row table:style-name="ro1">
          <table:table-cell table:formula="of:=[.B12]/[.B$17]" office:value-type="float" office:value="5.68855881212965" calcext:value-type="float">
            <text:p>5.6885588121</text:p>
          </table:table-cell>
          <table:table-cell table:formula="of:=[.A31]*[.B$17]" office:value-type="float" office:value="66019.24398" calcext:value-type="float">
            <text:p>66019.24398</text:p>
          </table:table-cell>
          <table:table-cell table:number-columns-repeated="29"/>
        </table:table-row>
        <table:table-row table:style-name="ro1">
          <table:table-cell table:formula="of:=[.B13]/[.B$17]" office:value-type="float" office:value="4.67355926777619" calcext:value-type="float">
            <text:p>4.6735592678</text:p>
          </table:table-cell>
          <table:table-cell table:formula="of:=[.A32]*[.B$17]" office:value-type="float" office:value="54239.546385" calcext:value-type="float">
            <text:p>54239.546385</text:p>
          </table:table-cell>
          <table:table-cell table:number-columns-repeated="29"/>
        </table:table-row>
        <table:table-row table:style-name="ro1">
          <table:table-cell table:formula="of:=[.B14]/[.B$17]" office:value-type="float" office:value="3.65223354930784" calcext:value-type="float">
            <text:p>3.6522335493</text:p>
          </table:table-cell>
          <table:table-cell table:formula="of:=[.A33]*[.B$17]" office:value-type="float" office:value="42386.429626" calcext:value-type="float">
            <text:p>42386.429626</text:p>
          </table:table-cell>
          <table:table-cell table:number-columns-repeated="29"/>
        </table:table-row>
        <table:table-row table:style-name="ro1">
          <table:table-cell table:formula="of:=[.B15]/[.B$17]" office:value-type="float" office:value="2.62925189937596" calcext:value-type="float">
            <text:p>2.6292518994</text:p>
          </table:table-cell>
          <table:table-cell table:formula="of:=[.A34]*[.B$17]" office:value-type="float" office:value="30514.094758" calcext:value-type="float">
            <text:p>30514.094758</text:p>
          </table:table-cell>
          <table:table-cell table:number-columns-repeated="29"/>
        </table:table-row>
        <table:table-row table:style-name="ro1">
          <table:table-cell table:formula="of:=[.B16]/[.B$17]" office:value-type="float" office:value="1.64414324174184" calcext:value-type="float">
            <text:p>1.6441432417</text:p>
          </table:table-cell>
          <table:table-cell table:formula="of:=[.A35]*[.B$17]" office:value-type="float" office:value="19081.299394" calcext:value-type="float">
            <text:p>19081.299394</text:p>
          </table:table-cell>
          <table:table-cell table:number-columns-repeated="29"/>
        </table:table-row>
        <table:table-row table:style-name="ro1">
          <table:table-cell table:formula="of:=[.B17]/[.B$17]" office:value-type="float" office:value="1" calcext:value-type="float">
            <text:p>1</text:p>
          </table:table-cell>
          <table:table-cell table:formula="of:=[.A36]*[.B$17]" office:value-type="float" office:value="11605.618604" calcext:value-type="float">
            <text:p>11605.618604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00/00/00</text:date>, <text:time style:data-style-name="N2" text:time-value="16:03:20.420862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12:29.181666672</meta:creation-date>
    <dc:date>2019-11-13T18:45:29.846584669</dc:date>
    <meta:editing-duration>PT4H34M1S</meta:editing-duration>
    <meta:editing-cycles>6</meta:editing-cycles>
    <meta:generator>LibreOffice/5.1.6.2$Linux_X86_64 LibreOffice_project/10m0$Build-2</meta:generator>
    <meta:document-statistic meta:table-count="1" meta:cell-count="55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0.0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08cm" svg:y="0.316cm" chart:style-name="ch2">
          <text:p>n data</text:p>
        </chart:title>
        <chart:legend chart:legend-position="end" svg:x="13.79cm" svg:y="4.201cm" style:legend-expansion="high" chart:style-name="ch3"/>
        <chart:plot-area chart:style-name="ch4" table:cell-range-address="Sheet1.E2:Sheet1.F17 Sheet1.F1:Sheet1.F1" chart:data-source-has-labels="row" svg:x="0.32cm" svg:y="1.275cm" svg:width="13.15cm" svg:height="7.545cm">
          <chartooo:coordinate-region svg:x="1.418cm" svg:y="1.275cm" svg:width="11.534cm" svg:height="6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17" chart:label-cell-address="Sheet1.F1:Sheet1.F1" chart:class="chart:scatter">
            <chart:domain table:cell-range-address="Sheet1.E2:Sheet1.E1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/widtheq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664535152223461">
                <text:p>0.00000664535152223461</text:p>
                <draw:g>
                  <svg:desc>Sheet1.E2:Sheet1.E17</svg:desc>
                </draw:g>
              </table:table-cell>
              <table:table-cell office:value-type="float" office:value="0.0333333333333333">
                <text:p>0.0333333333333333</text:p>
                <draw:g>
                  <svg:desc>Sheet1.F2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672236962501028">
                <text:p>0.0000067223696250102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72394482420468">
                <text:p>0.000007239448242046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76744144959035">
                <text:p>0.000007674414495903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835848760309818">
                <text:p>0.000008358487603098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901370805705614">
                <text:p>0.000009013708057056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999394395678838">
                <text:p>0.0000099939439567883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12198735544324">
                <text:p>0.00001121987355443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22705406751013">
                <text:p>0.00001227054067510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40711846804391">
                <text:p>0.00001407118468043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51470986293473">
                <text:p>0.00001514709862934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84367323594828">
                <text:p>0.0000184367323594828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35924565674339">
                <text:p>0.000023592456567433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327717406638067">
                <text:p>0.0000327717406638067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24073324018198">
                <text:p>0.0000524073324018198</text:p>
              </table:table-cell>
              <table:table-cell office:value-type="float" office:value="0.0104166666666667">
                <text:p>0.0104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861651613861703">
                <text:p>0.0000861651613861703</text:p>
              </table:table-cell>
              <table:table-cell office:value-type="float" office:value="0.00735294117647059">
                <text:p>0.00735294117647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0.0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m | n=1h</text:p>
        </chart:title>
        <chart:legend chart:legend-position="end" svg:x="13.79cm" svg:y="4.201cm" style:legend-expansion="high" chart:style-name="ch3"/>
        <chart:plot-area chart:style-name="ch4" table:cell-range-address="Sheet1.L2:Sheet1.M17 Sheet1.M1:Sheet1.M1" chart:data-source-has-labels="row" svg:x="0.32cm" svg:y="1.275cm" svg:width="13.15cm" svg:height="7.545cm">
          <chartooo:coordinate-region svg:x="1.418cm" svg:y="1.275cm" svg:width="11.534cm" svg:height="6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M2:Sheet1.M17" chart:label-cell-address="Sheet1.M1:Sheet1.M1" chart:class="chart:scatter">
            <chart:domain table:cell-range-address="Sheet1.L2:Sheet1.L1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/widtheq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13861703">
                <text:p>0.0000861651613861703</text:p>
                <draw:g>
                  <svg:desc>Sheet1.L2:Sheet1.L17</svg:desc>
                </draw:g>
              </table:table-cell>
              <table:table-cell office:value-type="float" office:value="0.00735294117647059">
                <text:p>0.00735294117647059</text:p>
                <draw:g>
                  <svg:desc>Sheet1.M2:Sheet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30825806930851">
                <text:p>0.0000430825806930851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87217204620568">
                <text:p>0.0000287217204620568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15412903465426">
                <text:p>0.0000215412903465426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72330322772341">
                <text:p>0.000017233032277234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43608602310284">
                <text:p>0.000014360860231028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23093087694529">
                <text:p>0.0000123093087694529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07706451732713">
                <text:p>0.0000107706451732713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957390682068558">
                <text:p>0.00000957390682068558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861651613861703">
                <text:p>0.00000861651613861703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783319648965184">
                <text:p>0.0000078331964896518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718043011551419">
                <text:p>0.00000718043011551419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662808933739771">
                <text:p>0.0000066280893373977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615465438472645">
                <text:p>0.0000061546543847264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574434409241135">
                <text:p>0.0000057443440924113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538532258663564">
                <text:p>0.00000538532258663564</text:p>
              </table:table-cell>
              <table:table-cell office:value-type="float" office:value="0.0138888888888889">
                <text:p>0.013888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04cm" svg:y="0.316cm" chart:style-name="ch2">
          <text:p> m | n=all</text:p>
        </chart:title>
        <chart:legend chart:legend-position="end" svg:x="13.79cm" svg:y="4.201cm" style:legend-expansion="high" chart:style-name="ch3"/>
        <chart:plot-area chart:style-name="ch4" table:cell-range-address="Sheet1.R2:Sheet1.S18 Sheet1.S1:Sheet1.S1" chart:data-source-has-labels="row" svg:x="0.32cm" svg:y="1.275cm" svg:width="13.15cm" svg:height="7.545cm">
          <chartooo:coordinate-region svg:x="1.232cm" svg:y="1.474cm" svg:width="11.62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18" chart:label-cell-address="Sheet1.S1:Sheet1.S1" chart:class="chart:scatter">
            <chart:domain table:cell-range-address="Sheet1.R2:Sheet1.R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/widtheq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06325624355754">
                <text:p>0.000106325624355754</text:p>
                <draw:g>
                  <svg:desc>Sheet1.R2:Sheet1.R18</svg:desc>
                </draw:g>
              </table:table-cell>
              <table:table-cell office:value-type="float" office:value="0.00840336134453782">
                <text:p>0.00840336134453782</text:p>
                <draw:g>
                  <svg:desc>Sheet1.S2:Sheet1.S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31628121778769">
                <text:p>0.0000531628121778769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54418747852512">
                <text:p>0.0000354418747852512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65814060889384">
                <text:p>0.000026581406088938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12651248711507">
                <text:p>0.0000212651248711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77209373926256">
                <text:p>0.00001772093739262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51893749079648">
                <text:p>0.00001518937490796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32907030444692">
                <text:p>0.00001329070304446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8139582617504">
                <text:p>0.00001181395826175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06325624355754">
                <text:p>0.000010632562435575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66596585052307">
                <text:p>0.0000096659658505230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86046869631281">
                <text:p>0.0000088604686963128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817889418121183">
                <text:p>0.0000081788941812118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59468745398241">
                <text:p>0.0000075946874539824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708837495705025">
                <text:p>0.0000070883749570502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152223461">
                <text:p>0.0000066453515222346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66133788055865">
                <text:p>0.00000166133788055865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0.0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m | n=8h</text:p>
        </chart:title>
        <chart:legend chart:legend-position="end" svg:x="13.763cm" svg:y="4.201cm" style:legend-expansion="high" chart:style-name="ch3"/>
        <chart:plot-area chart:style-name="ch4" table:cell-range-address="Sheet1.X2:Sheet1.Y19" svg:x="0.32cm" svg:y="1.275cm" svg:width="13.123cm" svg:height="7.545cm">
          <chartooo:coordinate-region svg:x="1.418cm" svg:y="1.275cm" svg:width="11.415cm" svg:height="6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Y2:Sheet1.Y19" chart:class="chart:scatter">
            <chart:domain table:cell-range-address="Sheet1.X2:Sheet1.X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81643254008103">
                <text:p>0.0000981643254008103</text:p>
                <draw:g>
                  <svg:desc>Sheet1.X2:Sheet1.X19</svg:desc>
                </draw:g>
              </table:table-cell>
              <table:table-cell office:value-type="float" office:value="0.00680272108843537">
                <text:p>0.00680272108843537</text:p>
                <draw:g>
                  <svg:desc>Sheet1.Y2:Sheet1.Y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90821627004052">
                <text:p>0.0000490821627004052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214418002701">
                <text:p>0.0000327214418002701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45410813502026">
                <text:p>0.0000245410813502026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96328650801621">
                <text:p>0.0000196328650801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6360720900135">
                <text:p>0.0000163607209001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234750572586">
                <text:p>0.000014023475057258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06751013">
                <text:p>0.00001227054067510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09071472667567">
                <text:p>0.00001090714726675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81643254008103">
                <text:p>0.0000098164325400810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892402958189185">
                <text:p>0.0000089240295818918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18036045006753">
                <text:p>0.0000081803604500675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55110195390849">
                <text:p>0.0000075511019539084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01173752862931">
                <text:p>0.0000070117375286293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54428836005402">
                <text:p>0.0000065442883600540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13527033755065">
                <text:p>0.0000061352703375506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53381758438766">
                <text:p>0.0000015338175843876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11550369773648">
                <text:p>0.00000111550369773648</text:p>
              </table:table-cell>
              <table:table-cell office:value-type="float" office:value="0.0416666666666667">
                <text:p>0.041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0.0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m | n=4h</text:p>
        </chart:title>
        <chart:legend chart:legend-position="end" svg:x="13.79cm" svg:y="4.201cm" style:legend-expansion="high" chart:style-name="ch3"/>
        <chart:plot-area chart:style-name="ch4" table:cell-range-address="Sheet1.AD2:Sheet1.AE16 Sheet1.AE1:Sheet1.AE1" chart:data-source-has-labels="row" svg:x="0.32cm" svg:y="1.275cm" svg:width="13.15cm" svg:height="7.545cm">
          <chartooo:coordinate-region svg:x="1.418cm" svg:y="1.275cm" svg:width="11.534cm" svg:height="6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2:Sheet1.AE16" chart:label-cell-address="Sheet1.AE1:Sheet1.AE1" chart:class="chart:scatter">
            <chart:domain table:cell-range-address="Sheet1.AD2:Sheet1.AD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1/widtheq</text:p>
                <draw:g>
                  <svg:desc>Sheet1.AE1:Sheet1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43698262697357">
                <text:p>0.0000943698262697357</text:p>
                <draw:g>
                  <svg:desc>Sheet1.AD2:Sheet1.AD16</svg:desc>
                </draw:g>
              </table:table-cell>
              <table:table-cell office:value-type="float" office:value="0.00571428571428571">
                <text:p>0.00571428571428571</text:p>
                <draw:g>
                  <svg:desc>Sheet1.AE2:Sheet1.A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629132175131572">
                <text:p>0.0000629132175131572</text:p>
              </table:table-cell>
              <table:table-cell office:value-type="float" office:value="0.00840336134453782">
                <text:p>0.00840336134453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35924565674339">
                <text:p>0.000023592456567433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88739652539471">
                <text:p>0.0000188739652539471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57283043782893">
                <text:p>0.0000157283043782893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34814037528194">
                <text:p>0.000013481403752819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1796228283717">
                <text:p>0.00001179622828371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04855362521929">
                <text:p>0.000010485536252192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943698262697358">
                <text:p>0.00000943698262697358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857907511543052">
                <text:p>0.00000857907511543052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786415218914465">
                <text:p>0.00000786415218914465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725921740536429">
                <text:p>0.00000725921740536429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67407018764097">
                <text:p>0.0000067407018764097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629132175131572">
                <text:p>0.00000629132175131572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589811414185848">
                <text:p>0.00000589811414185848</text:p>
              </table:table-cell>
              <table:table-cell office:value-type="float" office:value="0.0222222222222222">
                <text:p>0.02222222222222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ff66" draw:fill-color="#00ff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352cm" svg:height="21.935cm" xlink:href=".." xlink:type="simple" chart:class="chart:scatter" chart:style-name="ch1">
        <chart:title svg:x="13.18cm" svg:y="0.574cm" chart:style-name="ch2">
          <text:p> m | n=all</text:p>
        </chart:title>
        <chart:legend chart:legend-position="end" svg:x="25.156cm" svg:y="9.672cm" style:legend-expansion="high" chart:style-name="ch3"/>
        <chart:plot-area chart:style-name="ch4" table:cell-range-address="Sheet1.F2:Sheet1.F17 Sheet1.R2:Sheet1.S18 Sheet1.O1:Sheet1.O1 Sheet1.E1:Sheet1.E1 Sheet1.U1:Sheet1.U1 Sheet1.Y2:Sheet1.Y19 Sheet1.AA1:Sheet1.AA1 Sheet1.AE2:Sheet1.AE16 Sheet1.I1:Sheet1.I1 Sheet1.M2:Sheet1.M17" chart:data-source-has-labels="both" svg:x="0.567cm" svg:y="1.791cm" svg:width="24.022cm" svg:height="19.706cm">
          <chartooo:coordinate-region svg:x="1.479cm" svg:y="1.99cm" svg:width="22.5cm" svg:height="18.86cm"/>
          <chart:axis chart:dimension="x" chart:name="primary-x" chart:style-name="ch5" chartooo:axis-type="auto">
            <chart:categories table:cell-range-address="Sheet1.F2:Sheet1.F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18" chart:label-cell-address="Sheet1.O1:Sheet1.O1" chart:class="chart:scatter">
            <chart:domain table:cell-range-address="Sheet1.R2:Sheet1.R18"/>
            <chart:data-point chart:repeated="17"/>
          </chart:series>
          <chart:series chart:style-name="ch9" chart:values-cell-range-address="Sheet1.F2:Sheet1.F17" chart:label-cell-address="Sheet1.E1:Sheet1.E1" chart:class="chart:scatter">
            <chart:domain table:cell-range-address="Sheet1.E2:Sheet1.E17"/>
            <chart:data-point chart:repeated="16"/>
          </chart:series>
          <chart:series chart:style-name="ch10" chart:values-cell-range-address="Sheet1.Y2:Sheet1.Y19" chart:label-cell-address="Sheet1.U1:Sheet1.U1" chart:class="chart:scatter">
            <chart:domain table:cell-range-address="Sheet1.X2:Sheet1.X19"/>
            <chart:data-point chart:repeated="18"/>
          </chart:series>
          <chart:series chart:style-name="ch11" chart:values-cell-range-address="Sheet1.AE2:Sheet1.AE16" chart:label-cell-address="Sheet1.AA1:Sheet1.AA1" chart:class="chart:scatter">
            <chart:domain table:cell-range-address="Sheet1.AD2:Sheet1.AD16"/>
            <chart:data-point chart:repeated="15"/>
          </chart:series>
          <chart:series chart:style-name="ch12" chart:values-cell-range-address="Sheet1.M2:Sheet1.M17" chart:label-cell-address="Sheet1.I1:Sheet1.I1" chart:class="chart:scatter">
            <chart:domain table:cell-range-address="Sheet1.L2:Sheet1.L17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m with n=all</text:p>
                <draw:g>
                  <svg:desc>Sheet1.O1:Sheet1.O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/n</text:p>
                <draw:g>
                  <svg:desc>Sheet1.E1:Sheet1.E1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m with n=8</text:p>
                <draw:g>
                  <svg:desc>Sheet1.U1:Sheet1.U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m with n=4</text:p>
                <draw:g>
                  <svg:desc>Sheet1.AA1:Sheet1.AA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m with n=1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.0333333333333333">
                <text:p>0.0333333333333333</text:p>
                <draw:g>
                  <svg:desc>Sheet1.F2:Sheet1.F17</svg:desc>
                </draw:g>
              </table:table-cell>
              <table:table-cell office:value-type="float" office:value="0.000106325624355754">
                <text:p>0.000106325624355754</text:p>
                <draw:g>
                  <svg:desc>Sheet1.R2:Sheet1.R18</svg:desc>
                </draw:g>
              </table:table-cell>
              <table:table-cell office:value-type="float" office:value="0.00840336134453782">
                <text:p>0.00840336134453782</text:p>
                <draw:g>
                  <svg:desc>Sheet1.S2:Sheet1.S18</svg:desc>
                </draw:g>
              </table:table-cell>
              <table:table-cell office:value-type="float" office:value="0.00000664535152223461">
                <text:p>0.00000664535152223461</text:p>
                <draw:g>
                  <svg:desc>Sheet1.E2:Sheet1.E17</svg:desc>
                </draw:g>
              </table:table-cell>
              <table:table-cell office:value-type="float" office:value="0.0333333333333333">
                <text:p>0.0333333333333333</text:p>
                <draw:g>
                  <svg:desc>Sheet1.F2:Sheet1.F17</svg:desc>
                </draw:g>
              </table:table-cell>
              <table:table-cell office:value-type="float" office:value="0.0000981643254008103">
                <text:p>0.0000981643254008103</text:p>
                <draw:g>
                  <svg:desc>Sheet1.X2:Sheet1.X19</svg:desc>
                </draw:g>
              </table:table-cell>
              <table:table-cell office:value-type="float" office:value="0.00680272108843537">
                <text:p>0.00680272108843537</text:p>
                <draw:g>
                  <svg:desc>Sheet1.Y2:Sheet1.Y19</svg:desc>
                </draw:g>
              </table:table-cell>
              <table:table-cell office:value-type="float" office:value="0.0000943698262697357">
                <text:p>0.0000943698262697357</text:p>
                <draw:g>
                  <svg:desc>Sheet1.AD2:Sheet1.AD16</svg:desc>
                </draw:g>
              </table:table-cell>
              <table:table-cell office:value-type="float" office:value="0.00571428571428571">
                <text:p>0.00571428571428571</text:p>
                <draw:g>
                  <svg:desc>Sheet1.AE2:Sheet1.AE16</svg:desc>
                </draw:g>
              </table:table-cell>
              <table:table-cell office:value-type="float" office:value="0.0000861651613861703">
                <text:p>0.0000861651613861703</text:p>
                <draw:g>
                  <svg:desc>Sheet1.L2:Sheet1.L17</svg:desc>
                </draw:g>
              </table:table-cell>
              <table:table-cell office:value-type="float" office:value="0.00735294117647059">
                <text:p>0.00735294117647059</text:p>
                <draw:g>
                  <svg:desc>Sheet1.M2:Sheet1.M17</svg:desc>
                </draw:g>
              </table:table-cell>
            </table:table-row>
            <table:table-row>
              <table:table-cell office:value-type="float" office:value="0.0333333333333333">
                <text:p>0.0333333333333333</text:p>
              </table:table-cell>
              <table:table-cell office:value-type="float" office:value="0.0000531628121778769">
                <text:p>0.0000531628121778769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0.00000672236962501028">
                <text:p>0.0000067223696250102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00490821627004052">
                <text:p>0.0000490821627004052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0.0000629132175131572">
                <text:p>0.0000629132175131572</text:p>
              </table:table-cell>
              <table:table-cell office:value-type="float" office:value="0.00840336134453782">
                <text:p>0.00840336134453782</text:p>
              </table:table-cell>
              <table:table-cell office:value-type="float" office:value="0.0000430825806930851">
                <text:p>0.0000430825806930851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000354418747852512">
                <text:p>0.0000354418747852512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0.0000072394482420468">
                <text:p>0.0000072394482420468</text:p>
              </table:table-cell>
              <table:table-cell office:value-type="float" office:value="0.025">
                <text:p>0.025</text:p>
              </table:table-cell>
              <table:table-cell office:value-type="float" office:value="0.0000327214418002701">
                <text:p>0.0000327214418002701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000235924565674339">
                <text:p>0.000023592456567433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287217204620568">
                <text:p>0.0000287217204620568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000265814060889384">
                <text:p>0.000026581406088938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076744144959035">
                <text:p>0.0000076744144959035</text:p>
              </table:table-cell>
              <table:table-cell office:value-type="float" office:value="0.025">
                <text:p>0.025</text:p>
              </table:table-cell>
              <table:table-cell office:value-type="float" office:value="0.0000245410813502026">
                <text:p>0.0000245410813502026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000188739652539471">
                <text:p>0.000018873965253947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215412903465426">
                <text:p>0.0000215412903465426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000212651248711507">
                <text:p>0.0000212651248711507</text:p>
              </table:table-cell>
              <table:table-cell office:value-type="float" office:value="0.02">
                <text:p>0.02</text:p>
              </table:table-cell>
              <table:table-cell office:value-type="float" office:value="0.00000835848760309818">
                <text:p>0.00000835848760309818</text:p>
              </table:table-cell>
              <table:table-cell office:value-type="float" office:value="0.025">
                <text:p>0.025</text:p>
              </table:table-cell>
              <table:table-cell office:value-type="float" office:value="0.0000196328650801621">
                <text:p>0.0000196328650801621</text:p>
              </table:table-cell>
              <table:table-cell office:value-type="float" office:value="0.02">
                <text:p>0.02</text:p>
              </table:table-cell>
              <table:table-cell office:value-type="float" office:value="0.0000157283043782893">
                <text:p>0.000015728304378289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172330322772341">
                <text:p>0.000017233032277234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000177209373926256">
                <text:p>0.0000177209373926256</text:p>
              </table:table-cell>
              <table:table-cell office:value-type="float" office:value="0.02">
                <text:p>0.02</text:p>
              </table:table-cell>
              <table:table-cell office:value-type="float" office:value="0.00000901370805705614">
                <text:p>0.00000901370805705614</text:p>
              </table:table-cell>
              <table:table-cell office:value-type="float" office:value="0.025">
                <text:p>0.025</text:p>
              </table:table-cell>
              <table:table-cell office:value-type="float" office:value="0.000016360720900135">
                <text:p>0.000016360720900135</text:p>
              </table:table-cell>
              <table:table-cell office:value-type="float" office:value="0.02">
                <text:p>0.02</text:p>
              </table:table-cell>
              <table:table-cell office:value-type="float" office:value="0.0000134814037528194">
                <text:p>0.00001348140375281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143608602310284">
                <text:p>0.000014360860231028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000151893749079648">
                <text:p>0.0000151893749079648</text:p>
              </table:table-cell>
              <table:table-cell office:value-type="float" office:value="0.02">
                <text:p>0.02</text:p>
              </table:table-cell>
              <table:table-cell office:value-type="float" office:value="0.00000999394395678838">
                <text:p>0.00000999394395678838</text:p>
              </table:table-cell>
              <table:table-cell office:value-type="float" office:value="0.025">
                <text:p>0.025</text:p>
              </table:table-cell>
              <table:table-cell office:value-type="float" office:value="0.0000140234750572586">
                <text:p>0.0000140234750572586</text:p>
              </table:table-cell>
              <table:table-cell office:value-type="float" office:value="0.02">
                <text:p>0.02</text:p>
              </table:table-cell>
              <table:table-cell office:value-type="float" office:value="0.000011796228283717">
                <text:p>0.00001179622828371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123093087694529">
                <text:p>0.0000123093087694529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00132907030444692">
                <text:p>0.0000132907030444692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35544324">
                <text:p>0.000011219873554432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06751013">
                <text:p>0.0000122705406751013</text:p>
              </table:table-cell>
              <table:table-cell office:value-type="float" office:value="0.02">
                <text:p>0.02</text:p>
              </table:table-cell>
              <table:table-cell office:value-type="float" office:value="0.0000104855362521929">
                <text:p>0.000010485536252192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107706451732713">
                <text:p>0.0000107706451732713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00118139582617504">
                <text:p>0.000011813958261750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06751013">
                <text:p>0.0000122705406751013</text:p>
              </table:table-cell>
              <table:table-cell office:value-type="float" office:value="0.02">
                <text:p>0.02</text:p>
              </table:table-cell>
              <table:table-cell office:value-type="float" office:value="0.0000109071472667567">
                <text:p>0.0000109071472667567</text:p>
              </table:table-cell>
              <table:table-cell office:value-type="float" office:value="0.02">
                <text:p>0.02</text:p>
              </table:table-cell>
              <table:table-cell office:value-type="float" office:value="0.00000943698262697358">
                <text:p>0.0000094369826269735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0957390682068558">
                <text:p>0.00000957390682068558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00106325624355754">
                <text:p>0.0000106325624355754</text:p>
              </table:table-cell>
              <table:table-cell office:value-type="float" office:value="0.025">
                <text:p>0.025</text:p>
              </table:table-cell>
              <table:table-cell office:value-type="float" office:value="0.0000140711846804391">
                <text:p>0.0000140711846804391</text:p>
              </table:table-cell>
              <table:table-cell office:value-type="float" office:value="0.02">
                <text:p>0.02</text:p>
              </table:table-cell>
              <table:table-cell office:value-type="float" office:value="0.00000981643254008103">
                <text:p>0.00000981643254008103</text:p>
              </table:table-cell>
              <table:table-cell office:value-type="float" office:value="0.025">
                <text:p>0.025</text:p>
              </table:table-cell>
              <table:table-cell office:value-type="float" office:value="0.00000857907511543052">
                <text:p>0.0000085790751154305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0861651613861703">
                <text:p>0.00000861651613861703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000966596585052307">
                <text:p>0.00000966596585052307</text:p>
              </table:table-cell>
              <table:table-cell office:value-type="float" office:value="0.025">
                <text:p>0.025</text:p>
              </table:table-cell>
              <table:table-cell office:value-type="float" office:value="0.0000151470986293473">
                <text:p>0.0000151470986293473</text:p>
              </table:table-cell>
              <table:table-cell office:value-type="float" office:value="0.02">
                <text:p>0.02</text:p>
              </table:table-cell>
              <table:table-cell office:value-type="float" office:value="0.00000892402958189185">
                <text:p>0.00000892402958189185</text:p>
              </table:table-cell>
              <table:table-cell office:value-type="float" office:value="0.025">
                <text:p>0.025</text:p>
              </table:table-cell>
              <table:table-cell office:value-type="float" office:value="0.00000786415218914465">
                <text:p>0.00000786415218914465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0000783319648965184">
                <text:p>0.0000078331964896518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00000886046869631281">
                <text:p>0.00000886046869631281</text:p>
              </table:table-cell>
              <table:table-cell office:value-type="float" office:value="0.025">
                <text:p>0.025</text:p>
              </table:table-cell>
              <table:table-cell office:value-type="float" office:value="0.0000184367323594828">
                <text:p>0.000018436732359482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0818036045006753">
                <text:p>0.00000818036045006753</text:p>
              </table:table-cell>
              <table:table-cell office:value-type="float" office:value="0.025">
                <text:p>0.025</text:p>
              </table:table-cell>
              <table:table-cell office:value-type="float" office:value="0.00000725921740536429">
                <text:p>0.00000725921740536429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0000718043011551419">
                <text:p>0.00000718043011551419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00000817889418121183">
                <text:p>0.00000817889418121183</text:p>
              </table:table-cell>
              <table:table-cell office:value-type="float" office:value="0.025">
                <text:p>0.025</text:p>
              </table:table-cell>
              <table:table-cell office:value-type="float" office:value="0.0000235924565674339">
                <text:p>0.000023592456567433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0755110195390849">
                <text:p>0.00000755110195390849</text:p>
              </table:table-cell>
              <table:table-cell office:value-type="float" office:value="0.025">
                <text:p>0.025</text:p>
              </table:table-cell>
              <table:table-cell office:value-type="float" office:value="0.0000067407018764097">
                <text:p>0.000006740701876409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0000662808933739771">
                <text:p>0.0000066280893373977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119047619047619">
                <text:p>0.0119047619047619</text:p>
              </table:table-cell>
              <table:table-cell office:value-type="float" office:value="0.00000759468745398241">
                <text:p>0.00000759468745398241</text:p>
              </table:table-cell>
              <table:table-cell office:value-type="float" office:value="0.025">
                <text:p>0.025</text:p>
              </table:table-cell>
              <table:table-cell office:value-type="float" office:value="0.0000327717406638067">
                <text:p>0.0000327717406638067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0.00000701173752862931">
                <text:p>0.00000701173752862931</text:p>
              </table:table-cell>
              <table:table-cell office:value-type="float" office:value="0.025">
                <text:p>0.025</text:p>
              </table:table-cell>
              <table:table-cell office:value-type="float" office:value="0.00000629132175131572">
                <text:p>0.00000629132175131572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0000615465438472645">
                <text:p>0.0000061546543847264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104166666666667">
                <text:p>0.0104166666666667</text:p>
              </table:table-cell>
              <table:table-cell office:value-type="float" office:value="0.00000708837495705025">
                <text:p>0.000007088374957050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00524073324018198">
                <text:p>0.0000524073324018198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000654428836005402">
                <text:p>0.00000654428836005402</text:p>
              </table:table-cell>
              <table:table-cell office:value-type="float" office:value="0.025">
                <text:p>0.025</text:p>
              </table:table-cell>
              <table:table-cell office:value-type="float" office:value="0.00000589811414185848">
                <text:p>0.00000589811414185848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0000574434409241135">
                <text:p>0.0000057443440924113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0.00735294117647059">
                <text:p>0.00735294117647059</text:p>
              </table:table-cell>
              <table:table-cell office:value-type="float" office:value="0.00000664535152223461">
                <text:p>0.0000066453515222346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00861651613861703">
                <text:p>0.0000861651613861703</text:p>
              </table:table-cell>
              <table:table-cell office:value-type="float" office:value="0.00735294117647059">
                <text:p>0.00735294117647059</text:p>
              </table:table-cell>
              <table:table-cell office:value-type="float" office:value="0.00000613527033755065">
                <text:p>0.0000061352703375506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538532258663564">
                <text:p>0.0000053853225866356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/>
              <table:table-cell office:value-type="float" office:value="0.00000166133788055865">
                <text:p>0.00000166133788055865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3381758438766">
                <text:p>0.0000015338175843876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1550369773648">
                <text:p>0.0000011155036977364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